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Nimbus Roman No9 L" svg:font-family="'Nimbus Roman No9 L', 'Times New Roman'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text-align="justify" style:justify-single-word="false" fo:orphans="2" fo:widows="2" fo:text-indent="0in" style:auto-text-indent="false"/>
      <style:text-properties style:font-name="Times New Roman" fo:font-size="12pt" officeooo:paragraph-rsid="0000d4ae" style:font-size-asian="12pt" style:font-size-complex="12pt"/>
    </style:style>
    <style:style style:name="P2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style:use-window-font-color="true" fo:letter-spacing="normal"/>
    </style:style>
    <style:style style:name="P3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style:use-window-font-color="true" fo:letter-spacing="normal" officeooo:rsid="000f2f1b" officeooo:paragraph-rsid="000f2f1b"/>
    </style:style>
    <style:style style:name="P4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style:use-window-font-color="true" style:font-name="Times New Roman" fo:font-size="12pt" fo:font-style="normal" fo:font-weight="normal" officeooo:paragraph-rsid="000f2f1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222222" fo:letter-spacing="normal" fo:font-style="normal" fo:font-weight="normal" officeooo:rsid="0000d4ae" style:font-weight-asian="normal" style:font-weight-complex="normal"/>
    </style:style>
    <style:style style:name="T2" style:family="text">
      <style:text-properties fo:font-variant="normal" fo:text-transform="none" fo:color="#222222" fo:letter-spacing="normal" fo:font-style="normal" fo:font-weight="normal" officeooo:rsid="0001d95f" style:font-weight-asian="normal" style:font-weight-complex="normal"/>
    </style:style>
    <style:style style:name="T3" style:family="text">
      <style:text-properties fo:font-variant="normal" fo:text-transform="none" fo:color="#222222" fo:letter-spacing="normal" fo:font-style="normal" fo:font-weight="normal" officeooo:rsid="00072286" style:font-weight-asian="normal" style:font-weight-complex="normal"/>
    </style:style>
    <style:style style:name="T4" style:family="text">
      <style:text-properties fo:font-variant="normal" fo:text-transform="none" fo:color="#1d1f22" style:font-name="Times New Roman" fo:font-size="12pt" fo:letter-spacing="normal" fo:font-style="normal" style:text-underline-style="none" fo:font-weight="normal" officeooo:rsid="000f2f1b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1d1f22" fo:font-size="12pt" fo:letter-spacing="normal" fo:font-style="normal" style:text-underline-style="none" fo:font-weight="normal" officeooo:rsid="000f2f1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1d1f22" fo:letter-spacing="normal" fo:font-style="normal" style:text-underline-style="none" fo:font-weight="normal" officeooo:rsid="000f2f1b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1d1f22" fo:letter-spacing="normal" style:text-underline-style="none" fo:font-weight="normal" officeooo:rsid="000f2f1b" style:font-weight-asian="normal" style:font-weight-complex="normal"/>
    </style:style>
    <style:style style:name="T8" style:family="text">
      <style:text-properties fo:font-variant="normal" fo:text-transform="none" fo:color="#1d1f22" fo:letter-spacing="normal" style:text-underline-style="none" officeooo:rsid="000f2f1b"/>
    </style:style>
    <style:style style:name="T9" style:family="text">
      <style:text-properties fo:font-variant="normal" fo:text-transform="none" fo:letter-spacing="normal" style:text-underline-style="none" officeooo:rsid="000f2f1b"/>
    </style:style>
    <style:style style:name="T10" style:family="text">
      <style:text-properties fo:font-variant="normal" fo:text-transform="none" fo:letter-spacing="normal" style:text-underline-style="none" officeooo:rsid="0010b1e9"/>
    </style:style>
    <style:style style:name="T11" style:family="text">
      <style:text-properties fo:font-variant="normal" fo:text-transform="none" fo:letter-spacing="normal" style:text-underline-style="none" officeooo:rsid="00121dfe"/>
    </style:style>
    <style:style style:name="T12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style:text-underline-style="none" fo:font-weight="normal" officeooo:rsid="0008d414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style:text-underline-style="none" fo:font-weight="normal" officeooo:rsid="000a58a7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style:text-underline-style="none" fo:font-weight="normal" officeooo:rsid="000f2f1b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style:text-underline-style="non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ndom Forests or random decision forests are an ensemble learning method for classification and regression in machine </text:span><text:span text:style-name="T2">learning. Random forests constructed by multiple decision trees at the time of training. </text:span><text:span text:style-name="T3">It uses averaging to improve the prediction accuracy and controlling the over fitting problem.</text:span></text:p>
      <text:p text:style-name="P2"><text:span text:style-name="T13">Random forests the bagging techniques for </text:span><text:span text:style-name="T14">learning</text:span><text:span text:style-name="T13"> the trees. </text:span><text:span text:style-name="T15">The prediction made by the equation below:</text:span></text:p>
      <text:p text:style-name="P3"><text:span text:style-name="T12">f’ = 1/B (i=1, B, sum(f_b(x’))</text:span></text:p>
      <text:p text:style-name="P3"><text:span text:style-name="T12">where x’ is an unseen data and f_b is the training classification function for each tree, B is number of Bags. </text:span></text:p>
      <text:p text:style-name="P4"><text:span text:style-name="T11">Probability for a class in</text:span><text:span text:style-name="T9"> input sample are computed as the mean predicted class probabilities of the trees in the <text:s/></text:span><text:span text:style-name="T10">random </text:span><text:span text:style-name="T9">forest. The class probability of a single tree is the fraction of samples of the same class in a lea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Nimbus Roman No9 L" svg:font-family="'Nimbus Roman No9 L', 'Times New Roman'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0:35:55.509341351</meta:creation-date>
    <dc:date>2017-10-29T22:03:38.626565814</dc:date>
    <meta:editing-duration>PT1H6M6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28" meta:character-count="772" meta:non-whitespace-character-count="647"/>
  </office:meta>
</office:document-meta>
</file>